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20000017AE2EF455326EBC4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204cm" fo:min-width="4.903cm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166cm" fo:min-width="4.91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03cm" fo:min-width="10.31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8cm" fo:min-width="4.74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3.15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2.8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2.5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3.074cm"/>
    </style:style>
    <style:style style:name="P1" style:family="paragraph">
      <style:paragraph-properties fo:text-align="center"/>
      <style:text-properties style:font-name="FreeMono"/>
    </style:style>
    <style:style style:name="P2" style:family="paragraph">
      <loext:graphic-properties draw:fill-color="#ffffff"/>
      <style:paragraph-properties fo:text-align="center"/>
      <style:text-properties style:font-name="FreeMono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FreeMono" fo:font-size="20pt" style:font-size-asian="20pt" style:font-size-complex="20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fo:text-align="center"/>
      <style:text-properties style:font-name="FreeMono" fo:font-size="16pt" style:font-size-asian="16pt" style:font-size-complex="16pt"/>
    </style:style>
    <style:style style:name="T1" style:family="text">
      <style:text-properties style:font-name="FreeMono"/>
    </style:style>
    <style:style style:name="T2" style:family="text">
      <style:text-properties style:font-name="FreeMono" fo:font-size="20pt" style:font-size-asian="20pt" style:font-size-complex="20pt"/>
    </style:style>
    <style:style style:name="T3" style:family="text">
      <style:text-properties style:font-name="FreeMono"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.987cm" svg:height="6.038cm" svg:x="10.813cm" svg:y="2.5cm">
          <text:p text:style-name="P1"><text:span text:style-name="T1">Клиент</text:span></text:p>
          <text:p text:style-name="P1"><text:span text:style-name="T1">Telegra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.338cm" svg:height="6.037cm" svg:x="2.362cm" svg:y="2.5cm">
          <draw:image xlink:href="Pictures/10000201000001120000017AE2EF455326EBC419.png" xlink:type="simple" xlink:show="embed" xlink:actuate="onLoad" loext:mime-type="image/png">
            <text:p/>
          </draw:image>
        </draw:frame>
        <draw:custom-shape draw:style-name="gr3" draw:text-style-name="P2" draw:layer="layout" svg:width="6cm" svg:height="6cm" svg:x="20.8cm" svg:y="2.5cm">
          <text:p text:style-name="P1"><text:span text:style-name="T1">Серверы</text:span></text:p>
          <text:p text:style-name="P1"><text:span text:style-name="T1">Telegra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.076cm" svg:height="2.717cm" svg:x="2.424cm" svg:y="12.462cm">
          <text:p text:style-name="P1"><text:span text:style-name="T1">База данных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cm" svg:height="6cm" svg:x="20.8cm" svg:y="12.4cm">
          <text:p text:style-name="P1"><text:span text:style-name="T1">Приложение</text:span></text:p>
          <text:p text:style-name="P1"><text:span text:style-name="T1">«Чат-бот»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.076cm" svg:height="2.717cm" svg:x="2.4cm" svg:y="15.783cm">
          <text:p text:style-name="P1"><text:span text:style-name="T1">Сторонние</text:span></text:p>
          <text:p text:style-name="P1"><text:span text:style-name="T1">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6.8cm" svg:y1="5.377cm" svg:x2="20.8cm" svg:y2="5.377cm">
          <text:p/>
        </draw:line>
        <draw:line draw:style-name="gr5" draw:text-style-name="P4" draw:layer="layout" svg:x1="20.8cm" svg:y1="5.82cm" svg:x2="16.8cm" svg:y2="5.82cm">
          <text:p/>
        </draw:line>
        <draw:line draw:style-name="gr5" draw:text-style-name="P4" draw:layer="layout" svg:x1="6.8cm" svg:y1="5.377cm" svg:x2="10.79cm" svg:y2="5.377cm">
          <text:p/>
        </draw:line>
        <draw:line draw:style-name="gr5" draw:text-style-name="P4" draw:layer="layout" svg:x1="10.79cm" svg:y1="5.8cm" svg:x2="6.8cm" svg:y2="5.8cm">
          <text:p/>
        </draw:line>
        <draw:line draw:style-name="gr5" draw:text-style-name="P4" draw:layer="layout" svg:x1="13.5cm" svg:y1="14.2cm" svg:x2="20.8cm" svg:y2="14.2cm">
          <text:p/>
        </draw:line>
        <draw:line draw:style-name="gr5" draw:text-style-name="P4" draw:layer="layout" svg:x1="20.8cm" svg:y1="13.8cm" svg:x2="13.5cm" svg:y2="13.8cm">
          <text:p/>
        </draw:line>
        <draw:line draw:style-name="gr5" draw:text-style-name="P4" draw:layer="layout" svg:x1="13.5cm" svg:y1="17.2cm" svg:x2="20.8cm" svg:y2="17.2cm">
          <text:p/>
        </draw:line>
        <draw:line draw:style-name="gr5" draw:text-style-name="P4" draw:layer="layout" svg:x1="20.8cm" svg:y1="16.8cm" svg:x2="13.5cm" svg:y2="16.8cm">
          <text:p/>
        </draw:line>
        <draw:line draw:style-name="gr5" draw:text-style-name="P4" draw:layer="layout" svg:x1="21.628cm" svg:y1="12.416cm" svg:x2="21.628cm" svg:y2="8.516cm">
          <text:p/>
        </draw:line>
        <draw:line draw:style-name="gr5" draw:text-style-name="P4" draw:layer="layout" svg:x1="22.017cm" svg:y1="8.516cm" svg:x2="22.017cm" svg:y2="12.416cm">
          <text:p/>
        </draw:line>
        <draw:frame draw:style-name="gr6" draw:text-style-name="P5" draw:layer="layout" svg:width="5.582cm" svg:height="0.958cm" svg:x="1.7cm" svg:y="8.5cm">
          <draw:text-box>
            <text:p><text:span text:style-name="T2">Пользователь</text:span></text:p>
          </draw:text-box>
        </draw:frame>
        <draw:frame draw:style-name="gr7" draw:text-style-name="P7" draw:layer="layout" svg:width="3.889cm" svg:height="1.377cm" svg:x="6.877cm" svg:y="3.882cm">
          <draw:text-box>
            <text:p text:style-name="P6"><text:span text:style-name="T3">Отправляет</text:span></text:p>
            <text:p text:style-name="P6"><text:span text:style-name="T3">сообщение</text:span></text:p>
          </draw:text-box>
        </draw:frame>
        <draw:frame draw:style-name="gr8" draw:text-style-name="P7" draw:layer="layout" svg:width="3.55cm" svg:height="1.377cm" svg:x="17.074cm" svg:y="3.8cm">
          <draw:text-box>
            <text:p text:style-name="P6"><text:span text:style-name="T3">Передает</text:span></text:p>
            <text:p text:style-name="P6"><text:span text:style-name="T3">запрос</text:span></text:p>
          </draw:text-box>
        </draw:frame>
        <draw:frame draw:style-name="gr9" draw:text-style-name="P7" draw:layer="layout" svg:width="3.211cm" svg:height="1.377cm" draw:transform="rotate (0.785398163397448) translate (21.81cm 10.897cm)">
          <draw:text-box>
            <text:p text:style-name="P6"><text:span text:style-name="T3">Получает</text:span></text:p>
            <text:p text:style-name="P6"><text:span text:style-name="T3">данные</text:span></text:p>
          </draw:text-box>
        </draw:frame>
        <draw:frame draw:style-name="gr7" draw:text-style-name="P7" draw:layer="layout" svg:width="3.889cm" svg:height="1.377cm" draw:transform="rotate (0.785398163397448) translate (18.517cm 11.466cm)">
          <draw:text-box>
            <text:p text:style-name="P6"><text:span text:style-name="T3">Опрашивает</text:span></text:p>
            <text:p text:style-name="P6"><text:span text:style-name="T3">сервер</text:span></text:p>
          </draw:text-box>
        </draw:frame>
        <draw:line draw:style-name="gr5" draw:text-style-name="P4" draw:layer="layout" svg:x1="25.9cm" svg:y1="12.4cm" svg:x2="25.9cm" svg:y2="8.5cm">
          <text:p/>
        </draw:line>
        <draw:frame draw:style-name="gr10" draw:text-style-name="P7" draw:layer="layout" svg:width="3.889cm" svg:height="1.377cm" draw:transform="rotate (0.785398163397448) translate (25.576cm 11.426cm)">
          <draw:text-box>
            <text:p text:style-name="P6"><text:span text:style-name="T3">Отправля</text:span><text:span text:style-name="T3">ет ответ</text:span></text:p>
          </draw:text-box>
        </draw:frame>
        <draw:frame draw:style-name="gr7" draw:text-style-name="P7" draw:layer="layout" svg:width="6.271cm" svg:height="1.377cm" svg:x="14.029cm" svg:y="13.023cm">
          <draw:text-box>
            <text:p text:style-name="P6"><text:span text:style-name="T3">Записывает </text:span><text:span text:style-name="T3">данные</text:span></text:p>
          </draw:text-box>
        </draw:frame>
        <draw:frame draw:style-name="gr7" draw:text-style-name="P7" draw:layer="layout" svg:width="6.4cm" svg:height="1.377cm" svg:x="14cm" svg:y="14.223cm">
          <draw:text-box>
            <text:p text:style-name="P6"><text:span text:style-name="T4"><text:s/></text:span><text:span text:style-name="T4">Получает </text:span><text:span text:style-name="T3">данные</text:span></text:p>
          </draw:text-box>
        </draw:frame>
        <draw:frame draw:style-name="gr7" draw:text-style-name="P7" draw:layer="layout" svg:width="6.329cm" svg:height="1.377cm" svg:x="13.8cm" svg:y="15.994cm">
          <draw:text-box>
            <text:p text:style-name="P6"><text:span text:style-name="T3">Отправляет запрос</text:span></text:p>
          </draw:text-box>
        </draw:frame>
        <draw:frame draw:style-name="gr7" draw:text-style-name="P7" draw:layer="layout" svg:width="6.4cm" svg:height="1.377cm" svg:x="14.229cm" svg:y="17.217cm">
          <draw:text-box>
            <text:p text:style-name="P6"><text:span text:style-name="T3">Получает</text:span><text:span text:style-name="T3"> данные</text:span></text:p>
          </draw:text-box>
        </draw:frame>
        <draw:frame draw:style-name="gr7" draw:text-style-name="P7" draw:layer="layout" svg:width="3.889cm" svg:height="1.377cm" svg:x="6.853cm" svg:y="6.023cm">
          <draw:text-box>
            <text:p text:style-name="P6"><text:span text:style-name="T3">Получает</text:span></text:p>
            <text:p text:style-name="P6"><text:span text:style-name="T3">сообщение</text:span></text:p>
          </draw:text-box>
        </draw:frame>
        <draw:frame draw:style-name="gr8" draw:text-style-name="P7" draw:layer="layout" svg:width="3.55cm" svg:height="1.377cm" svg:x="17.05cm" svg:y="5.941cm">
          <draw:text-box>
            <text:p text:style-name="P6"><text:span text:style-name="T3">Получает</text:span></text:p>
            <text:p text:style-name="P6"><text:span text:style-name="T3">отве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0T12:39:43.281764169</meta:creation-date>
    <meta:generator>LibreOffice/6.1.5.2$Linux_X86_64 LibreOffice_project/10$Build-2</meta:generator>
    <dc:date>2021-06-20T13:45:28.092694242</dc:date>
    <meta:editing-duration>PT1H5M38S</meta:editing-duration>
    <meta:editing-cycles>26</meta:editing-cycles>
    <meta:document-statistic meta:object-count="29"/>
  </office:meta>
</office:document-meta>
</file>